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7"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T1" style:family="text">
      <style:text-properties fo:color="#3333ff"/>
    </style:style>
    <style:style style:name="T2" style:family="text">
      <style:text-properties fo:color="#009900"/>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5"><text:s/>The worldwide transition to renewable energy gives plasma processes a clean electricity source,</text:p>
        <text:p text:style-name="P5"/>
        <text:p text:style-name="P5"><text:s/>and due to their high operation flexibility,</text:p>
        <text:p text:style-name="P5"/>
        <text:p text:style-name="P5"><text:s/>plasmas are very suitable for storing this intermittent renewable energy in a chemical form,</text:p>
        <text:p text:style-name="P5"><text:soft-page-break/></text:p>
        <text:p text:style-name="P5"><text:s/>i.</text:p>
        <text:p text:style-name="P5"/>
        <text:p text:style-name="P5">e.</text:p>
        <text:p text:style-name="P5"/>
        <text:p text:style-name="P5"><text:s/>as fuels and chemicals.</text:p>
        <text:p text:style-name="P5"/>
        <text:p text:style-name="P2"/>
        <text:p text:style-name="P1"/>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generations in general.</text:p>
        <text:p text:style-name="P5"/>
        <text:p text:style-name="P5">2–5</text:p>
        <text:p text:style-name="P5"/>
        <text:p text:style-name="P5">Therefore,</text:p>
        <text:p text:style-name="P5"><text:soft-page-break/></text:p>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source.</text:p>
        <text:p text:style-name="P5"/>
        <text:p text:style-name="P5">”</text:p>
        <text:p text:style-name="P5"/>
        <text:p text:style-name="P5">Utilization of this waste and converting it into a new feedstock not only complies with the framework of sustainable and green <text:soft-page-break/>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5">Besides the traditional thermal CO2 conversion,</text:p>
        <text:p text:style-name="P5"/>
        <text:p text:style-name="P5"><text:s/>several alternative technologies are being investigated,</text:p>
        <text:p text:style-name="P5"/>
        <text:p text:style-name="P5"><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text:soft-page-break/></text:p>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text:soft-page-break/></text:p>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text:soft-page-break/></text:p>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t-page-break/><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text:soft-page-break/></text:p>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text:soft-page-break/></text:p>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oft-page-break/><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text:soft-page-break/>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text:soft-page-break/></text:p>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text:soft-page-break/>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text:soft-page-break/>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ext:soft-page-break/>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text:soft-page-break/>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oft-page-break/><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text:soft-page-break/>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text:soft-page-break/></text:p>
        <text:p text:style-name="P1"><text:s/>with the methane selectivity going up 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ft-page-break/><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water–gas shift reactio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text:soft-page-break/></text:p>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text:soft-page-break/></text:p>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text:soft-page-break/></text:p>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text:soft-page-break/>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text:soft-page-break/></text:p>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text:soft-page-break/>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oft-page-break/><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text:soft-page-break/>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oft-page-break/><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text:soft-page-break/></text:p>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oft-page-break/><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text:soft-page-break/>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text:soft-page-break/></text:p>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text:soft-page-break/>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text:soft-page-break/></text:p>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text:soft-page-break/></text:p>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text:soft-page-break/>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text:soft-page-break/></text:p>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ft-page-break/><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oft-page-break/><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ext:soft-page-break/>(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text:soft-page-break/></text:p>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text:soft-page-break/>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text:soft-page-break/>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text:soft-page-break/></text:p>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text:soft-page-break/></text:p>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text:soft-page-break/></text:p>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text:soft-page-break/></text:p>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text:soft-page-break/>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text:soft-page-break/>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text:soft-page-break/></text:p>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oft-page-break/><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oft-page-break/><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text:soft-page-break/>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text:soft-page-break/>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
      <text:p text:style-name="P11"><text:soft-page-break/>#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text:soft-page-break/>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oft-page-break/><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text:soft-page-break/>#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text:soft-page-break/></text:p>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oft-page-break/><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oft-page-break/><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text:soft-page-break/></text:p>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oft-page-break/><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oft-page-break/><text:s/>where the gas flows between two 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text:p>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1"/>
        <text:p text:style-name="P1"><text:s/>During this cycle,</text:p>
        <text:p text:style-name="P1"/>
        <text:p text:style-name="P1"><text:s/>up to 75–80% of the energy can be 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i.</text:p>
        <text:p text:style-name="P1"/>
        <text:p text:style-name="P1">e. lower currents and high frequencies,</text:p>
        <text:p text:style-name="P1"/>
        <text:p text:style-name="P1"><text:s/>this transition to the non-LTE phase can occur in the order of nanoseconds.</text:p>
        <text:p text:style-name="P1"/>
        <text:p text:style-name="P1"><text:soft-page-break/><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1">100 The gas flows in the reactor through a tangential inlet.</text:p>
        <text:p text:style-name="P1"/>
        <text:p text:style-name="P1"><text:s/>An arc is again formed between both electrodes,</text:p>
        <text:p text:style-name="P1"/>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ext:soft-page-break/>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text:p>
      </text:section>
      <text:p text:style-name="P1"/>
      <text:p text:style-name="P8"/>
      <text:p text:style-name="P10">#22 ==&gt; DROP</text:p>
      <text:section text:style-name="Sect1" text:name="セクション21">
        <text:p text:style-name="P1"><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text:soft-page-break/></text:p>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power coupling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hin-film depositio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is applied,</text:p>
        <text:p text:style-name="P1"/>
        <text:p text:style-name="P1"><text:s/>corona discharges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
        <text:p text:style-name="P1"><text:s/>When a positive voltage is applied,</text:p>
        <text:p text:style-name="P1"/>
        <text:p text:style-name="P1"><text:s/>it is considered as a positive corona discharge.</text:p>
        <text:p text:style-name="P1"/>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text:soft-page-break/>dragged to the other electrode by weak electric fields.</text:p>
        <text:p text:style-name="P1"/>
        <text:p text:style-name="P1"><text:s/>They are often operated in a pulsed mode,</text:p>
        <text:p text:style-name="P1"/>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periodically.</text:p>
        <text:p text:style-name="P1"/>
        <text:p text:style-name="P1"><text:s/>Lightning is a typical example of a spark discharge.</text:p>
        <text:p text:style-name="P1"/>
        <text:p text:style-name="P1"/>
        <text:p text:style-name="P1"/>
        <text:p text:style-name="P1">A wide variety of plasma set-ups fall under APGDs,</text:p>
        <text:p text:style-name="P1"/>
        <text:p text:style-name="P1"><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oft-page-break/><text:s/>a DBD can operate in APGD mode,</text:p>
        <text:p text:style-name="P1"/>
        <text:p text:style-name="P1"><text:s/>and in this case the discharge benefits from the average power densities of a DBD but operating in a uniform 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8"/>
      <text:p text:style-name="P10"><text:soft-page-break/>#23</text:p>
      <text:section text:style-name="Sect1" text:name="セクション22">
        <text:p text:style-name="P1"><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competitive,</text:p>
        <text:p text:style-name="P1"/>
        <text:p text:style-name="P1"><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conversion.</text:p>
        <text:p text:style-name="P1"/>
        <text:p text:style-name="P1"/>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text:soft-page-break/>and operating costs,</text:p>
        <text:p text:style-name="P1"/>
        <text:p text:style-name="P1"><text:s/>(v) they have a simple scalability both in size and applicability,</text:p>
        <text:p text:style-name="P1"/>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it adds to its overall – location and process – flexibility,</text:p>
        <text:p text:style-name="P1"/>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text:soft-page-break/>implementation,</text:p>
        <text:p text:style-name="P1"/>
        <text:p text:style-name="P1"><text:s/>be it on a large or small scale.</text:p>
        <text:p text:style-name="P1"/>
        <text:p text:style-name="P1"><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1"/>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text:s/>At this time,</text:p>
        <text:p text:style-name="P1"/>
        <text:p text:style-name="P1"><text:s/>the conversion of CO2 through the latter two processes is – although possible – inefficient in a plasma-only set-up,</text:p>
        <text:p text:style-name="P1"/>
        <text:p text:style-name="P1"><text:s/>not to mention industrially undesirable,</text:p>
        <text:p text:style-name="P1"/>
        <text:p text:style-name="P1"><text:s/>due to the formation of possibly dangerous mixtures to be handled.</text:p>
        <text:p text:style-name="P1"/>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1"/>
        <text:p text:style-name="P1"/>
        <text:p text:style-name="P1">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text:soft-page-break/></text:p>
        <text:p text:style-name="P1"><text:s/>pure CO and O2 could be produced,</text:p>
        <text:p text:style-name="P1"/>
        <text:p text:style-name="P1"><text:s/>after a separation step,</text:p>
        <text:p text:style-name="P1"/>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aldehydes,</text:p>
        <text:p text:style-name="P1"/>
        <text:p text:style-name="P1"><text:s/>esters and acids.</text:p>
        <text:p text:style-name="P1"/>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text:soft-page-break/></text:p>
        <text:p text:style-name="P8"/>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enhancing the non-equilibrium character of these plasmas to further improve the energy efficiency,</text:p>
        <text:p text:style-name="P1"/>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text:s/>or combinations with other technologies,</text:p>
        <text:p text:style-name="P1"/>
        <text:p text:style-name="P1"><text:s/>such as catalysis or SOEC,</text:p>
        <text:p text:style-name="P1"/>
        <text:p text:style-name="P1"><text:s/>to further enhance the conversions and yields towards the desired value-added compounds,</text:p>
        <text:p text:style-name="P1"/>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23.5</text:p>
        <text:p text:style-name="P1">Moreover,</text:p>
        <text:p text:style-name="P1"/>
        <text:p text:style-name="P1"><text:s/>some important discharge-specific research challenges can also be 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oft-page-break/><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
        <text:p text:style-name="P8"/>
        <text:p text:style-name="P10">#23.6</text:p>
        <text:p text:style-name="P1"><text:s/>Finally,</text:p>
        <text:p text:style-name="P1"/>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oft-page-break/><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added chemicals and fuels,</text:p>
        <text:p text:style-name="P1"/>
        <text:p text:style-name="P1"><text:s/>starting from the same building block and allowing the flexibility to tune the output depending on the market's needs.</text:p>
        <text:p text:style-name="P1"/>
        <text:p text:style-name="P1"><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text:soft-page-break/>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0217.14N),</text:p>
        <text:p text:style-name="P1"/>
        <text:p text:style-name="P1"><text:s/>the TOP research project of the Research Fund of the University of Antwerp (grant ID.</text:p>
        <text:p text:style-name="P1"/>
        <text:p text:style-name="P1"><text:s/>32249). </text:p>
      </text:section>
      <text:p text:style-name="P1"/>
      <text:p text:style-name="P1"/>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6-17T18:57:09.55</dc:date>
    <dc:creator>iwabuchi ken</dc:creator>
    <meta:editing-duration>PT10H16M16S</meta:editing-duration>
    <meta:editing-cycles>119</meta:editing-cycles>
    <meta:generator>OpenOffice/4.1.3$Win32 OpenOffice.org_project/413m1$Build-9783</meta:generator>
    <meta:document-statistic meta:table-count="2" meta:image-count="0" meta:object-count="0" meta:page-count="80" meta:paragraph-count="1887" meta:word-count="16569" meta:character-count="106778"/>
  </office:meta>
</office:document-meta>
</file>